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4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8327in"/>
    </style:style>
    <style:style style:name="co7" style:family="table-column">
      <style:table-column-properties fo:break-before="auto" style:column-width="1.1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 style:data-style-name="N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6" table:default-cell-style-name="ce3"/>
        <table:table-column table:style-name="co7" table:number-columns-repeated="3" table:default-cell-style-name="ce5"/>
        <table:table-row table:style-name="ro1">
          <table:table-cell/>
          <table:table-cell table:style-name="ce3" office:value-type="string" calcext:value-type="string">
            <text:p>LUP</text:p>
          </table:table-cell>
          <table:table-cell table:style-name="ce3" office:value-type="string" calcext:value-type="string">
            <text:p>Gauss-Holet.</text:p>
          </table:table-cell>
          <table:table-cell table:style-name="ce3" office:value-type="string" calcext:value-type="string">
            <text:p>Ro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2" calcext:value-type="float">
            <text:p>6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3" table:formula="of:=[.B$16]*[.$A6]^3+[.B$17]*[.$A6]^2+[.B$18]*[.$A6]+[.B$19]" office:value-type="float" office:value="170" calcext:value-type="float">
            <text:p>170</text:p>
          </table:table-cell>
          <table:table-cell table:style-name="ce3" table:formula="of:=[.C$16]*[.$A6]^3+[.C$17]*[.$A6]^2+[.C$18]*[.$A6]+[.C$19]" office:value-type="float" office:value="95" calcext:value-type="float">
            <text:p>95</text:p>
          </table:table-cell>
          <table:table-cell table:style-name="ce3" table:formula="of:=[.D$16]*[.$A6]^3+[.D$17]*[.$A6]^2+[.D$18]*[.$A6]+[.D$19]" office:value-type="float" office:value="105" calcext:value-type="float">
            <text:p>10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3" table:formula="of:=[.B$16]*[.$A7]^3+[.B$17]*[.$A7]^2+[.B$18]*[.$A7]+[.B$19]" office:value-type="float" office:value="253" calcext:value-type="float">
            <text:p>253</text:p>
          </table:table-cell>
          <table:table-cell table:style-name="ce3" table:formula="of:=[.C$16]*[.$A7]^3+[.C$17]*[.$A7]^2+[.C$18]*[.$A7]+[.C$19]" office:value-type="float" office:value="140" calcext:value-type="float">
            <text:p>140</text:p>
          </table:table-cell>
          <table:table-cell table:style-name="ce3" table:formula="of:=[.D$16]*[.$A7]^3+[.D$17]*[.$A7]^2+[.D$18]*[.$A7]+[.D$19]" office:value-type="float" office:value="163" calcext:value-type="float">
            <text:p>163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3" table:formula="of:=[.B$16]*[.$A8]^3+[.B$17]*[.$A8]^2+[.B$18]*[.$A8]+[.B$19]" office:value-type="float" office:value="357" calcext:value-type="float">
            <text:p>357</text:p>
          </table:table-cell>
          <table:table-cell table:style-name="ce3" table:formula="of:=[.C$16]*[.$A8]^3+[.C$17]*[.$A8]^2+[.C$18]*[.$A8]+[.C$19]" office:value-type="float" office:value="196" calcext:value-type="float">
            <text:p>196</text:p>
          </table:table-cell>
          <table:table-cell table:style-name="ce3" table:formula="of:=[.D$16]*[.$A8]^3+[.D$17]*[.$A8]^2+[.D$18]*[.$A8]+[.D$19]" office:value-type="float" office:value="238" calcext:value-type="float">
            <text:p>23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3" table:formula="of:=[.B$16]*[.$A9]^3+[.B$17]*[.$A9]^2+[.B$18]*[.$A9]+[.B$19]" office:value-type="float" office:value="484" calcext:value-type="float">
            <text:p>484</text:p>
          </table:table-cell>
          <table:table-cell table:style-name="ce3" table:formula="of:=[.C$16]*[.$A9]^3+[.C$17]*[.$A9]^2+[.C$18]*[.$A9]+[.C$19]" office:value-type="float" office:value="264" calcext:value-type="float">
            <text:p>264</text:p>
          </table:table-cell>
          <table:table-cell table:style-name="ce3" table:formula="of:=[.D$16]*[.$A9]^3+[.D$17]*[.$A9]^2+[.D$18]*[.$A9]+[.D$19]" office:value-type="float" office:value="332" calcext:value-type="float">
            <text:p>33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1/3</text:p>
          </table:table-cell>
          <table:table-cell table:style-name="ce4" office:value-type="string" calcext:value-type="string">
            <text:p>1/6</text:p>
          </table:table-cell>
          <table:table-cell table:style-name="ce4" office:value-type="string" calcext:value-type="string">
            <text:p>1/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string" calcext:value-type="string">
            <text:p>9/2</text:p>
          </table:table-cell>
          <table:table-cell table:number-columns-repeated="2" table:style-name="ce4" office:value-type="string" calcext:value-type="string">
            <text:p>5/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string" calcext:value-type="string">
            <text:p>19/6</text:p>
          </table:table-cell>
          <table:table-cell table:style-name="ce4" office:value-type="string" calcext:value-type="string">
            <text:p>7/3</text:p>
          </table:table-cell>
          <table:table-cell table:style-name="ce4" office:value-type="string" calcext:value-type="string">
            <text:p>1/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formula="of:=1/3" office:value-type="float" office:value="0.333333333333333" calcext:value-type="float">
            <text:p>0.333333333333333</text:p>
          </table:table-cell>
          <table:table-cell table:style-name="ce4" table:formula="of:=1/6" office:value-type="float" office:value="0.166666666666667" calcext:value-type="float">
            <text:p>0.166666666666667</text:p>
          </table:table-cell>
          <table:table-cell table:style-name="ce4" table:formula="of:=1/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 table:formula="of:=9/2" office:value-type="float" office:value="4.5" calcext:value-type="float">
            <text:p>4.5</text:p>
          </table:table-cell>
          <table:table-cell table:style-name="ce4" table:formula="of:=5/2" office:value-type="float" office:value="2.5" calcext:value-type="float">
            <text:p>2.5</text:p>
          </table:table-cell>
          <table:table-cell table:style-name="ce4" table:formula="of:=5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 table:formula="of:=19/6" office:value-type="float" office:value="3.16666666666667" calcext:value-type="float">
            <text:p>3.16666666666667</text:p>
          </table:table-cell>
          <table:table-cell table:style-name="ce4" table:formula="of:=7/3" office:value-type="float" office:value="2.33333333333333" calcext:value-type="float">
            <text:p>2.33333333333333</text:p>
          </table:table-cell>
          <table:table-cell table:style-name="ce4" table:formula="of:=1/6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6]*[.$A21]^3+[.B$17]*[.$A21]^2+[.B$18]*[.$A21]+[.B$19]" office:value-type="float" office:value="170" calcext:value-type="float">
            <text:p>170</text:p>
          </table:table-cell>
          <table:table-cell table:formula="of:=[.C$16]*[.$A21]^3+[.C$17]*[.$A21]^2+[.C$18]*[.$A21]+[.C$19]" office:value-type="float" office:value="95" calcext:value-type="float">
            <text:p>95</text:p>
          </table:table-cell>
          <table:table-cell table:formula="of:=[.D$16]*[.$A21]^3+[.D$17]*[.$A21]^2+[.D$18]*[.$A21]+[.D$19]" office:value-type="float" office:value="105" calcext:value-type="float">
            <text:p>105</text:p>
          </table:table-cell>
        </table:table-row>
        <table:table-row table:style-name="ro1">
          <table:table-cell table:formula="of:=[.A21]+5" office:value-type="float" office:value="10" calcext:value-type="float">
            <text:p>10</text:p>
          </table:table-cell>
          <table:table-cell table:formula="of:=[.B$16]*[.$A22]^3+[.B$17]*[.$A22]^2+[.B$18]*[.$A22]+[.B$19]" office:value-type="float" office:value="815" calcext:value-type="float">
            <text:p>815</text:p>
          </table:table-cell>
          <table:table-cell table:formula="of:=[.C$16]*[.$A22]^3+[.C$17]*[.$A22]^2+[.C$18]*[.$A22]+[.C$19]" office:value-type="float" office:value="440" calcext:value-type="float">
            <text:p>440</text:p>
          </table:table-cell>
          <table:table-cell table:formula="of:=[.D$16]*[.$A22]^3+[.D$17]*[.$A22]^2+[.D$18]*[.$A22]+[.D$19]" office:value-type="float" office:value="585" calcext:value-type="float">
            <text:p>585</text:p>
          </table:table-cell>
        </table:table-row>
        <table:table-row table:style-name="ro1">
          <table:table-cell table:formula="of:=[.A22]+5" office:value-type="float" office:value="15" calcext:value-type="float">
            <text:p>15</text:p>
          </table:table-cell>
          <table:table-cell table:formula="of:=[.B$16]*[.$A23]^3+[.B$17]*[.$A23]^2+[.B$18]*[.$A23]+[.B$19]" office:value-type="float" office:value="2185" calcext:value-type="float">
            <text:p>2185</text:p>
          </table:table-cell>
          <table:table-cell table:formula="of:=[.C$16]*[.$A23]^3+[.C$17]*[.$A23]^2+[.C$18]*[.$A23]+[.C$19]" office:value-type="float" office:value="1160" calcext:value-type="float">
            <text:p>1160</text:p>
          </table:table-cell>
          <table:table-cell table:formula="of:=[.D$16]*[.$A23]^3+[.D$17]*[.$A23]^2+[.D$18]*[.$A23]+[.D$19]" office:value-type="float" office:value="1690" calcext:value-type="float">
            <text:p>1690</text:p>
          </table:table-cell>
        </table:table-row>
        <table:table-row table:style-name="ro1">
          <table:table-cell table:formula="of:=[.A23]+5" office:value-type="float" office:value="20" calcext:value-type="float">
            <text:p>20</text:p>
          </table:table-cell>
          <table:table-cell table:formula="of:=[.B$16]*[.$A24]^3+[.B$17]*[.$A24]^2+[.B$18]*[.$A24]+[.B$19]" office:value-type="float" office:value="4530" calcext:value-type="float">
            <text:p>4530</text:p>
          </table:table-cell>
          <table:table-cell table:formula="of:=[.C$16]*[.$A24]^3+[.C$17]*[.$A24]^2+[.C$18]*[.$A24]+[.C$19]" office:value-type="float" office:value="2380" calcext:value-type="float">
            <text:p>2380</text:p>
          </table:table-cell>
          <table:table-cell table:formula="of:=[.D$16]*[.$A24]^3+[.D$17]*[.$A24]^2+[.D$18]*[.$A24]+[.D$19]" office:value-type="float" office:value="3670" calcext:value-type="float">
            <text:p>3670</text:p>
          </table:table-cell>
        </table:table-row>
        <table:table-row table:style-name="ro1">
          <table:table-cell table:formula="of:=[.A24]+5" office:value-type="float" office:value="25" calcext:value-type="float">
            <text:p>25</text:p>
          </table:table-cell>
          <table:table-cell table:formula="of:=[.B$16]*[.$A25]^3+[.B$17]*[.$A25]^2+[.B$18]*[.$A25]+[.B$19]" office:value-type="float" office:value="8099.99999999999" calcext:value-type="float">
            <text:p>8100</text:p>
          </table:table-cell>
          <table:table-cell table:formula="of:=[.C$16]*[.$A25]^3+[.C$17]*[.$A25]^2+[.C$18]*[.$A25]+[.C$19]" office:value-type="float" office:value="4225.00000000001" calcext:value-type="float">
            <text:p>4225</text:p>
          </table:table-cell>
          <table:table-cell table:formula="of:=[.D$16]*[.$A25]^3+[.D$17]*[.$A25]^2+[.D$18]*[.$A25]+[.D$19]" office:value-type="float" office:value="6774.99999999999" calcext:value-type="float">
            <text:p>6775</text:p>
          </table:table-cell>
        </table:table-row>
        <table:table-row table:style-name="ro1">
          <table:table-cell table:formula="of:=[.A25]+5" office:value-type="float" office:value="30" calcext:value-type="float">
            <text:p>30</text:p>
          </table:table-cell>
          <table:table-cell table:formula="of:=[.B$16]*[.$A26]^3+[.B$17]*[.$A26]^2+[.B$18]*[.$A26]+[.B$19]" office:value-type="float" office:value="13145" calcext:value-type="float">
            <text:p>13145</text:p>
          </table:table-cell>
          <table:table-cell table:formula="of:=[.C$16]*[.$A26]^3+[.C$17]*[.$A26]^2+[.C$18]*[.$A26]+[.C$19]" office:value-type="float" office:value="6820.00000000001" calcext:value-type="float">
            <text:p>6820</text:p>
          </table:table-cell>
          <table:table-cell table:formula="of:=[.D$16]*[.$A26]^3+[.D$17]*[.$A26]^2+[.D$18]*[.$A26]+[.D$19]" office:value-type="float" office:value="11255" calcext:value-type="float">
            <text:p>11255</text:p>
          </table:table-cell>
        </table:table-row>
        <table:table-row table:style-name="ro1">
          <table:table-cell table:formula="of:=[.A26]+5" office:value-type="float" office:value="35" calcext:value-type="float">
            <text:p>35</text:p>
          </table:table-cell>
          <table:table-cell table:formula="of:=[.B$16]*[.$A27]^3+[.B$17]*[.$A27]^2+[.B$18]*[.$A27]+[.B$19]" office:value-type="float" office:value="19915" calcext:value-type="float">
            <text:p>19915</text:p>
          </table:table-cell>
          <table:table-cell table:formula="of:=[.C$16]*[.$A27]^3+[.C$17]*[.$A27]^2+[.C$18]*[.$A27]+[.C$19]" office:value-type="float" office:value="10290" calcext:value-type="float">
            <text:p>10290</text:p>
          </table:table-cell>
          <table:table-cell table:formula="of:=[.D$16]*[.$A27]^3+[.D$17]*[.$A27]^2+[.D$18]*[.$A27]+[.D$19]" office:value-type="float" office:value="17360" calcext:value-type="float">
            <text:p>17360</text:p>
          </table:table-cell>
        </table:table-row>
        <table:table-row table:style-name="ro1">
          <table:table-cell table:formula="of:=[.A27]+5" office:value-type="float" office:value="40" calcext:value-type="float">
            <text:p>40</text:p>
          </table:table-cell>
          <table:table-cell table:formula="of:=[.B$16]*[.$A28]^3+[.B$17]*[.$A28]^2+[.B$18]*[.$A28]+[.B$19]" office:value-type="float" office:value="28660" calcext:value-type="float">
            <text:p>28660</text:p>
          </table:table-cell>
          <table:table-cell table:formula="of:=[.C$16]*[.$A28]^3+[.C$17]*[.$A28]^2+[.C$18]*[.$A28]+[.C$19]" office:value-type="float" office:value="14760" calcext:value-type="float">
            <text:p>14760</text:p>
          </table:table-cell>
          <table:table-cell table:formula="of:=[.D$16]*[.$A28]^3+[.D$17]*[.$A28]^2+[.D$18]*[.$A28]+[.D$19]" office:value-type="float" office:value="25340" calcext:value-type="float">
            <text:p>25340</text:p>
          </table:table-cell>
        </table:table-row>
        <table:table-row table:style-name="ro1">
          <table:table-cell table:formula="of:=[.A28]+5" office:value-type="float" office:value="45" calcext:value-type="float">
            <text:p>45</text:p>
          </table:table-cell>
          <table:table-cell table:formula="of:=[.B$16]*[.$A29]^3+[.B$17]*[.$A29]^2+[.B$18]*[.$A29]+[.B$19]" office:value-type="float" office:value="39630" calcext:value-type="float">
            <text:p>39630</text:p>
          </table:table-cell>
          <table:table-cell table:formula="of:=[.C$16]*[.$A29]^3+[.C$17]*[.$A29]^2+[.C$18]*[.$A29]+[.C$19]" office:value-type="float" office:value="20355" calcext:value-type="float">
            <text:p>20355</text:p>
          </table:table-cell>
          <table:table-cell table:formula="of:=[.D$16]*[.$A29]^3+[.D$17]*[.$A29]^2+[.D$18]*[.$A29]+[.D$19]" office:value-type="float" office:value="35445" calcext:value-type="float">
            <text:p>35445</text:p>
          </table:table-cell>
        </table:table-row>
        <table:table-row table:style-name="ro1">
          <table:table-cell table:formula="of:=[.A29]+5" office:value-type="float" office:value="50" calcext:value-type="float">
            <text:p>50</text:p>
          </table:table-cell>
          <table:table-cell table:formula="of:=[.B$16]*[.$A30]^3+[.B$17]*[.$A30]^2+[.B$18]*[.$A30]+[.B$19]" office:value-type="float" office:value="53075" calcext:value-type="float">
            <text:p>53075</text:p>
          </table:table-cell>
          <table:table-cell table:formula="of:=[.C$16]*[.$A30]^3+[.C$17]*[.$A30]^2+[.C$18]*[.$A30]+[.C$19]" office:value-type="float" office:value="27200" calcext:value-type="float">
            <text:p>27200</text:p>
          </table:table-cell>
          <table:table-cell table:formula="of:=[.D$16]*[.$A30]^3+[.D$17]*[.$A30]^2+[.D$18]*[.$A30]+[.D$19]" office:value-type="float" office:value="47925" calcext:value-type="float">
            <text:p>47925</text:p>
          </table:table-cell>
        </table:table-row>
      </table:table>
      <table:table table:name="Лист2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x^3+bx^2+cx+d=y</text:p>
          </table:table-cell>
          <table:covered-table-cell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22:36:29.13894479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58:50.612760139</meta:creation-date>
    <dc:date>2024-05-31T15:26:39.078164572</dc:date>
    <meta:editing-duration>P1DT14H52M50S</meta:editing-duration>
    <meta:editing-cycles>11</meta:editing-cycles>
    <meta:generator>LibreOffice/7.6.7.2$Linux_X86_64 LibreOffice_project/60$Build-2</meta:generator>
    <meta:document-statistic meta:table-count="2" meta:cell-count="133" meta:object-count="0"/>
  </office:meta>
</office:document-meta>
</file>